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9103" officeooo:paragraph-rsid="001a9103"/>
    </style:style>
    <style:style style:name="P2" style:family="paragraph" style:parent-style-name="Preformatted_20_Text">
      <style:text-properties fo:font-size="20pt" officeooo:rsid="001a9103" officeooo:paragraph-rsid="001a9103" style:font-size-asian="20pt" style:font-size-complex="20pt"/>
    </style:style>
    <style:style style:name="P3" style:family="paragraph" style:parent-style-name="Preformatted_20_Text">
      <style:text-properties fo:font-size="10pt" officeooo:rsid="001a9103" officeooo:paragraph-rsid="001a9103" style:font-size-asian="8.75pt" style:font-size-complex="10pt"/>
    </style:style>
    <style:style style:name="P4" style:family="paragraph" style:parent-style-name="Preformatted_20_Text">
      <style:text-properties style:font-name="Century Schoolbook L" fo:font-size="12pt" officeooo:rsid="001a9103" officeooo:paragraph-rsid="001a9103" style:font-size-asian="12pt" style:font-size-complex="12pt"/>
    </style:style>
    <style:style style:name="P5" style:family="paragraph" style:parent-style-name="Preformatted_20_Text">
      <style:text-properties style:font-name="Century Schoolbook L" fo:font-size="12pt" officeooo:rsid="00208099" officeooo:paragraph-rsid="00208099" style:font-size-asian="12pt" style:font-size-complex="12pt"/>
    </style:style>
    <style:style style:name="P6" style:family="paragraph" style:parent-style-name="Preformatted_20_Text">
      <style:text-properties style:font-name="Century Schoolbook L" fo:font-size="10pt" officeooo:rsid="00222ec5" officeooo:paragraph-rsid="00222ec5" style:font-size-asian="8.75pt" style:font-size-complex="10pt"/>
    </style:style>
    <style:style style:name="P7" style:family="paragraph" style:parent-style-name="Preformatted_20_Text">
      <style:text-properties style:font-name="Abyssinica SIL" fo:font-size="12pt" officeooo:rsid="001a9103" officeooo:paragraph-rsid="001a9103" style:font-size-asian="12pt" style:font-size-complex="12pt"/>
    </style:style>
    <style:style style:name="P8" style:family="paragraph" style:parent-style-name="Preformatted_20_Text">
      <style:text-properties style:font-name="Liberation Mono" fo:font-size="10pt" officeooo:rsid="001a9103" officeooo:paragraph-rsid="001a9103" style:font-size-asian="8.75pt" style:font-size-complex="10pt"/>
    </style:style>
    <style:style style:name="P9" style:family="paragraph" style:parent-style-name="Preformatted_20_Text">
      <style:text-properties style:font-name="Liberation Mono" fo:font-size="10pt" officeooo:rsid="001cda60" officeooo:paragraph-rsid="001cda60" style:font-size-asian="8.75pt" style:font-size-complex="10pt"/>
    </style:style>
    <style:style style:name="P10" style:family="paragraph" style:parent-style-name="Preformatted_20_Text">
      <style:text-properties style:font-name="Liberation Mono" fo:font-size="10pt" officeooo:rsid="001d99cd" officeooo:paragraph-rsid="001d99cd" style:font-size-asian="8.75pt" style:font-size-complex="10pt"/>
    </style:style>
    <style:style style:name="P11" style:family="paragraph" style:parent-style-name="Preformatted_20_Text">
      <style:text-properties style:font-name="Liberation Mono" fo:font-size="10pt" officeooo:rsid="001ece65" officeooo:paragraph-rsid="001ece65" style:font-size-asian="8.75pt" style:font-size-complex="10pt"/>
    </style:style>
    <style:style style:name="P12" style:family="paragraph" style:parent-style-name="Preformatted_20_Text">
      <style:text-properties style:font-name="Liberation Mono" fo:font-size="10pt" officeooo:rsid="001f9afc" officeooo:paragraph-rsid="001f9afc" style:font-size-asian="8.75pt" style:font-size-complex="10pt"/>
    </style:style>
    <style:style style:name="P13" style:family="paragraph" style:parent-style-name="Preformatted_20_Text">
      <style:text-properties style:font-name="Liberation Mono" fo:font-size="10pt" officeooo:rsid="00208099" officeooo:paragraph-rsid="00208099" style:font-size-asian="8.75pt" style:font-size-complex="10pt"/>
    </style:style>
    <style:style style:name="P14" style:family="paragraph" style:parent-style-name="Preformatted_20_Text">
      <style:text-properties style:font-name="Liberation Mono" fo:font-size="10pt" officeooo:rsid="00208099" officeooo:paragraph-rsid="00222ec5" style:font-size-asian="8.75pt" style:font-size-complex="10pt"/>
    </style:style>
    <style:style style:name="P15" style:family="paragraph" style:parent-style-name="Preformatted_20_Text">
      <style:text-properties style:font-name="Liberation Mono" fo:font-size="10pt" officeooo:rsid="00208099" officeooo:paragraph-rsid="0022f2f7" style:font-size-asian="8.75pt" style:font-size-complex="10pt"/>
    </style:style>
    <style:style style:name="P16" style:family="paragraph" style:parent-style-name="Preformatted_20_Text">
      <style:text-properties style:font-name="Liberation Mono" fo:font-size="10pt" officeooo:rsid="00222ec5" officeooo:paragraph-rsid="00222ec5" style:font-size-asian="8.75pt" style:font-size-complex="10pt"/>
    </style:style>
    <style:style style:name="P17" style:family="paragraph" style:parent-style-name="Preformatted_20_Text">
      <style:text-properties style:font-name="Liberation Mono" fo:font-size="10pt" fo:font-style="normal" fo:font-weight="bold" officeooo:rsid="001ece65" officeooo:paragraph-rsid="001ece65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Preformatted_20_Text">
      <style:text-properties style:font-name="Liberation Mono" fo:font-size="10pt" fo:font-weight="bold" officeooo:rsid="001ece65" officeooo:paragraph-rsid="001ece65" style:font-size-asian="8.75pt" style:font-weight-asian="bold" style:font-size-complex="10pt" style:font-weight-complex="bold"/>
    </style:style>
    <style:style style:name="P19" style:family="paragraph" style:parent-style-name="Preformatted_20_Text">
      <style:text-properties style:font-name="Liberation Mono" fo:font-size="20pt" officeooo:rsid="00222ec5" officeooo:paragraph-rsid="00222ec5" style:font-size-asian="20pt" style:font-size-complex="20pt"/>
    </style:style>
    <style:style style:name="P20" style:family="paragraph" style:parent-style-name="Preformatted_20_Text">
      <style:text-properties fo:color="#800000" style:font-name="Liberation Mono" fo:font-size="10pt" officeooo:rsid="001ece65" officeooo:paragraph-rsid="001ece65" style:font-size-asian="8.75pt" style:font-size-complex="10pt"/>
    </style:style>
    <style:style style:name="P21" style:family="paragraph" style:parent-style-name="Preformatted_20_Text">
      <style:text-properties fo:color="#800000" style:font-name="Liberation Mono" fo:font-size="10pt" officeooo:rsid="001f9afc" officeooo:paragraph-rsid="001f9afc" style:font-size-asian="8.75pt" style:font-size-complex="10pt"/>
    </style:style>
    <style:style style:name="T1" style:family="text">
      <style:text-properties style:font-name="Liberation Mono"/>
    </style:style>
    <style:style style:name="T2" style:family="text">
      <style:text-properties officeooo:rsid="001c4e53"/>
    </style:style>
    <style:style style:name="T3" style:family="text">
      <style:text-properties officeooo:rsid="001ece65"/>
    </style:style>
    <style:style style:name="T4" style:family="text">
      <style:text-properties officeooo:rsid="001f9afc"/>
    </style:style>
    <style:style style:name="T5" style:family="text">
      <style:text-properties officeooo:rsid="00208099"/>
    </style:style>
    <style:style style:name="T6" style:family="text">
      <style:text-properties style:font-name="Century Schoolbook L"/>
    </style:style>
    <style:style style:name="T7" style:family="text">
      <style:text-properties style:font-name="Century Schoolbook L" fo:font-size="12pt" style:font-size-asian="10.5pt" style:font-size-complex="12pt"/>
    </style:style>
    <style:style style:name="T8" style:family="text">
      <style:text-properties style:font-name="Century Schoolbook L" fo:font-size="12pt" officeooo:rsid="0022f2f7" style:font-size-asian="10.5pt" style:font-size-complex="12pt"/>
    </style:style>
    <style:style style:name="T9" style:family="text">
      <style:text-properties officeooo:rsid="0022f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 running the program, we need to initialize a few things as setup so that we <text:span text:style-name="T1">get</text:span> the appropriate results . Here is a stepwise guide,explaining how to setup the environment and consequently run the program.<text:span text:style-name="T5">To modify the program, read the program comments.First extract the zip called jarviles within the folder. </text:span></text:p>
      <text:p text:style-name="P1"/>
      <text:p text:style-name="P2">SETUP</text:p>
      <text:p text:style-name="P2"><text:s/></text:p>
      <text:p text:style-name="P3">For setup, we need to run a few commands on the command line.They have to be executed in the following steps.</text:p>
      <text:p text:style-name="P3"/>
      <text:p text:style-name="P3">1. Update your system to ensure everything is upto date, this can be done using the command:</text:p>
      <text:p text:style-name="P3"/>
      <text:p text:style-name="P4">sudo apt-get update</text:p>
      <text:p text:style-name="P4"/>
      <text:p text:style-name="P8">2.Install postgresql on your system using the command</text:p>
      <text:p text:style-name="P4"/>
      <text:p text:style-name="P4">sudo apt-get install postgresql postgresql-contrib</text:p>
      <text:p text:style-name="P4"/>
      <text:p text:style-name="P8">3. Now we need to <text:span text:style-name="T2">setup users and databases. For this, first open the database sql prompt with command:</text:span></text:p>
      <text:p text:style-name="P8"/>
      <text:p text:style-name="P9">sudo -u postgres psql</text:p>
      <text:p text:style-name="P9"/>
      <text:p text:style-name="P9">Here we are login using the default user <text:span text:style-name="T3">postgres in default database postgres</text:span></text:p>
      <text:p text:style-name="P11">The prompt changes to.</text:p>
      <text:p text:style-name="P17">postgres=#</text:p>
      <text:p text:style-name="P9"/>
      <text:p text:style-name="P10">Next we create a new superuser called dbuser wih password dbuser, as it is set as default value in program. If you wish to give a seperate name, change the value of variable <text:span text:style-name="T3">in python file util.py. Continue </text:span></text:p>
      <text:p text:style-name="P11"/>
      <text:p text:style-name="P11">for creating user:</text:p>
      <text:p text:style-name="P20">CREATE ROLE dbuser LOGIN PASSWORD 'dbuser' SUPERUSER INHERIT CREATEDB CREATEROLE REPLICATION; </text:p>
      <text:p text:style-name="P11"/>
      <text:p text:style-name="P11">for creating database:</text:p>
      <text:p text:style-name="P20">CREATE DATABASE kgp WITH OWNER =dbuser ENCODING ='UTF8' TABLESPACE =pg_default LC_COLLATE ='en_IN' LC_CTYPE='en_IN' ; </text:p>
      <text:p text:style-name="P11"/>
      <text:p text:style-name="P11">Now change the current database, user, host and port with the folllowing command. </text:p>
      <text:p text:style-name="P11"/>
      <text:p text:style-name="P20"><text:s/>\c kgp dbuser localhost 5432</text:p>
      <text:p text:style-name="P20"/>
      <text:p text:style-name="P20"/>
      <text:p text:style-name="P11">The prompt asks for your password, input your password. </text:p>
      <text:p text:style-name="P11">The following message should display ...</text:p>
      <text:p text:style-name="P11">You are now connected to database "kgp" as user "dbuser" on host "localhost" at port "5432".</text:p>
      <text:p text:style-name="P11">and the prompt changes to...</text:p>
      <text:p text:style-name="P18">kgp=#</text:p>
      <text:p text:style-name="P11"/>
      <text:p text:style-name="P12">To create the table , execute the following sql command:</text:p>
      <text:p text:style-name="P12"/>
      <text:p text:style-name="P21"><text:s/>CREATE TABLE public.gen( <text:s/>dc_title character varying(800), <text:s/>dc_identifier_uri character varying(800), <text:s/>dspacetype character varying(200), <text:s/>id character varying(50) NOT NULL, <text:s/>dc_format_mimetype character varying(800), dc_language_iso character varying(200), <text:s/>dc_type character varying(800), <text:soft-page-break/>dc_date_issued character varying(200), <text:s/>dc_publisher character varying(800), <text:s/>dc_source_uri character varying(800), <text:s/>lrmi_learningresourcetype character varying(200), <text:s/>dateaccessioned character varying(200), <text:s/>dc_source character varying(800), <text:s/>dc_subject character varying(800), <text:s/>lrmi_educationalalignment_educationallevel character varying(200), <text:s/>dc_contributor_other character varying(800), lrmi_educationaluse character varying(800), <text:s/>dc_contributor_author character varying(800), <text:s/>dc_description character varying(20000), <text:s/>dc_type_degree character varying(200), <text:s/>lrmi_timerequired character varying(200), <text:s/>dc_contributor_advisor character varying(800), <text:s/>dc_date_awarded character varying(200), <text:s/>dc_creator_researcher character varying(800), <text:s/>dc_date_accessioned character varying(800), <text:s/>dc_date_available character varying(800), <text:s/>dc_description_provenance character varying(20000), <text:s/>dc_subject_ddc character varying(800), <text:s/>dc_title_alternative character varying(800), <text:s/>lrmi_typicalagerange character varying(800), <text:s/>lrmi_interactivitytype character varying(800), <text:s/>lrmi_educationalrole character varying(800), <text:s/>lrmi_educationalalignment_pedagogicobjective character varying(800), <text:s/>lrmi_educationalalignment_educationalframework character varying(800), <text:s/>lrmi_educationalalignment_difficultylevel character varying(800), <text:s/>dc_identifier character varying(800), <text:s/>dc_relation character varying(800), <text:s/>dc_relation_requires character varying(800), <text:s/>dc_format character varying(800), <text:s/>dc_identifier_other character varying(800), <text:s/>dc_publisher_institution character varying(800), <text:s/>dc_contributor character varying(800), <text:s/>dc_date_copyright character varying(800), <text:s/>dc_description_abstract character varying(20000), <text:s/>dc_publisher_date character varying(800), <text:s/>dc_creator character varying(800), <text:s/>dc_date_created character varying(800), <text:s/>dc_description_extent character varying(20000), <text:s/>CONSTRAINT gen_pkey PRIMARY KEY (id))WITH ( <text:s/>OIDS=FALSE);ALTER TABLE public.gen <text:s/>OWNER TO dbuser</text:p>
      <text:p text:style-name="P21"/>
      <text:p text:style-name="P21">***<text:span text:style-name="T5">for any help on sql prompt, type “help”***</text:span></text:p>
      <text:p text:style-name="P20"/>
      <text:p text:style-name="P11">***<text:span text:style-name="T4">Make sure that if youre using a host which is not localhost, or a different port, make changes accordingly. Also if youre using a different username or password, make the respective changes in the sql commands(change the owners), and also change the varibles in util.py.***</text:span></text:p>
      <text:p text:style-name="P11"/>
      <text:p text:style-name="P13">Exit the SQL prompt usin Ctrl+D or \q</text:p>
      <text:p text:style-name="P13"/>
      <text:p text:style-name="P13">4. We need a tool to connect postgresql to python. For this we will use psycopg2.On the command prompt type:</text:p>
      <text:p text:style-name="P13"/>
      <text:p text:style-name="P5">sudo apt-get install python-psycopg2</text:p>
      <text:p text:style-name="P5"/>
      <text:p text:style-name="P15">5.<text:span text:style-name="T9">Change acess of var/www/html, execute:</text:span></text:p>
      <text:p text:style-name="P15"><text:s text:c="2"/></text:p>
      <text:p text:style-name="P15"><text:span text:style-name="T8">sudo chmod 777 /var/www/html</text:span> </text:p>
      <text:p text:style-name="P5"/>
      <text:p text:style-name="P14"><text:span text:style-name="T9">6</text:span>. Setup solr instance. Multiple guides are available online to help setup solr.</text:p>
      <text:p text:style-name="P14"/>
      <text:p text:style-name="P19">EXECUTION</text:p>
      <text:p text:style-name="P19"/>
      <text:p text:style-name="P16">1. change the directory to the folder which contains the program. Make sure you dont add or remove anything to or from the program folder which will be provided. </text:p>
      <text:p text:style-name="P16"/>
      <text:p text:style-name="P16">2. Run the program using the command : </text:p>
      <text:p text:style-name="P6"><text:s text:c="5"/></text:p>
      <text:p text:style-name="P16"><text:span text:style-name="T6"><text:s text:c="2"/></text:span><text:span text:style-name="T7">python exec.py foldername/filename</text:span></text:p>
      <text:p text:style-name="P16"/>
      <text:p text:style-name="P16">Filename refers to the absolute pathname of zipfile that contains the aip and foldername is the absolute path of the folder that contains all the aip files. <text:s/></text:p>
      <text:p text:style-name="P14"><text:soft-page-break/><text:s/></text:p>
      <text:p text:style-name="P5"/>
      <text:p text:style-name="P5"/>
      <text:p text:style-name="P13"/>
      <text:p text:style-name="P13"/>
      <text:p text:style-name="P13"/>
      <text:p text:style-name="P13"/>
      <text:p text:style-name="P11"/>
      <text:p text:style-name="P4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23:00.006272618</dc:date>
    <meta:generator>LibreOffice/4.2.8.2$Linux_X86_64 LibreOffice_project/420m0$Build-2</meta:generator>
    <meta:editing-duration>PT44M14S</meta:editing-duration>
    <meta:editing-cycles>4</meta:editing-cycles>
    <meta:document-statistic meta:table-count="0" meta:image-count="0" meta:object-count="0" meta:page-count="3" meta:paragraph-count="43" meta:word-count="617" meta:character-count="5055" meta:non-whitespace-character-count="4405"/>
  </office:meta>
</office:document-meta>
</file>